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29">
            <text:p>2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6">
            <text:p>1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33">
            <text:p>1533</text:p>
          </table:table-cell>
          <table:table-cell table:style-name="ce22" office:value-type="float" office:value="65">
            <text:p>6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25">
            <text:p>1125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614">
            <text:p>2614</text:p>
          </table:table-cell>
          <table:table-cell table:style-name="ce22" office:value-type="float" office:value="94">
            <text:p>9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22">
            <text:p>2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78">
            <text:p>10178</text:p>
          </table:table-cell>
          <table:table-cell table:style-name="ce22" office:value-type="float" office:value="153">
            <text:p>15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569">
            <text:p>15569</text:p>
          </table:table-cell>
          <table:table-cell table:style-name="ce22" office:value-type="float" office:value="279">
            <text:p>27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102">
            <text:p>17102</text:p>
          </table:table-cell>
          <table:table-cell table:style-name="ce22" office:value-type="float" office:value="344">
            <text:p>344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